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a" svg:font-family="Ara"/>
    <style:font-face style:name="Aria" svg:font-family="Aria"/>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fb191" officeooo:paragraph-rsid="000fb191"/>
    </style:style>
    <style:style style:name="P2" style:family="paragraph" style:parent-style-name="Heading">
      <style:paragraph-properties fo:text-align="center" style:justify-single-word="false"/>
    </style:style>
    <style:style style:name="P3" style:family="paragraph" style:parent-style-name="Text_20_body">
      <style:text-properties style:font-name="Arial" officeooo:paragraph-rsid="0010f4c5"/>
    </style:style>
    <style:style style:name="P4" style:family="paragraph" style:parent-style-name="Text_20_body">
      <style:text-properties style:font-name="Arial" officeooo:rsid="0010f4c5" officeooo:paragraph-rsid="0010f4c5"/>
    </style:style>
    <style:style style:name="P5" style:family="paragraph" style:parent-style-name="Header">
      <style:paragraph-properties fo:text-align="center" style:justify-single-word="false"/>
      <style:text-properties style:font-name="Ara" fo:font-size="15pt" style:font-size-asian="15pt" style:font-size-complex="15pt"/>
    </style:style>
    <style:style style:name="P6" style:family="paragraph" style:parent-style-name="Contents_20_Heading">
      <style:paragraph-properties fo:break-before="page"/>
      <style:text-properties style:font-name="Arial"/>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1">
      <style:text-properties style:font-name="Arial"/>
    </style:style>
    <style:style style:name="P10" style:family="paragraph" style:parent-style-name="Heading_20_1" style:list-style-name="">
      <style:text-properties style:font-name="Arial"/>
    </style:style>
    <style:style style:name="P11" style:family="paragraph" style:parent-style-name="Heading_20_1">
      <style:paragraph-properties fo:break-before="page"/>
      <style:text-properties style:font-name="Arial"/>
    </style:style>
    <style:style style:name="T1" style:family="text">
      <style:text-properties officeooo:rsid="0010f4c5"/>
    </style:style>
    <style:style style:name="T2" style:family="text">
      <style:text-properties style:font-name="Ari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Handbuch</text:p>
      <text:p text:style-name="Text_20_body"/>
      <text:p text:style-name="Text_20_body"/>
      <text:p text:style-name="Text_20_body"/>
      <text:p text:style-name="Text_20_body"/>
      <text:p text:style-name="Text_20_body"/>
      <text:p text:style-name="P1"/>
      <text:p text:style-name="Title">UnixAdminTo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ubtitle"><text:a xlink:type="simple" xlink:href="https://github.com/jmattheis/UnixAdminTool">Git-Repositorie</text:a></text:p>
      <text:p text:style-name="P1"/>
      <text:p text:style-name="P2">Entwickler: <text:a xlink:type="simple" xlink:href="https://github.com/jmattheis">Jannis Mattheis</text:a>, <text:a xlink:type="simple" xlink:href="https://github.com/BroderPeters">Broder Peters</text:a></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Inhaltsverzeichnis</text:p>
          </text:index-title>
          <text:p text:style-name="P8"><text:a xlink:type="simple" xlink:href="#__RefHeading__226_1093915602" text:style-name="Index_20_Link" text:visited-style-name="Index_20_Link"><text:span text:style-name="T2">Einleitung<text:tab/>2</text:span></text:a></text:p>
          <text:p text:style-name="P8"><text:a xlink:type="simple" xlink:href="#__RefHeading__228_1093915602" text:style-name="Index_20_Link" text:visited-style-name="Index_20_Link"><text:span text:style-name="T2">Admintool<text:tab/>2</text:span></text:a></text:p>
          <text:p text:style-name="P8"><text:a xlink:type="simple" xlink:href="#__RefHeading__230_1093915602" text:style-name="Index_20_Link" text:visited-style-name="Index_20_Link"><text:span text:style-name="T2">Benutzerverwaltung<text:tab/>2</text:span></text:a></text:p>
          <text:p text:style-name="P8"><text:a xlink:type="simple" xlink:href="#__RefHeading__232_1093915602" text:style-name="Index_20_Link" text:visited-style-name="Index_20_Link"><text:span text:style-name="T2">Berechtigungsverwaltung<text:tab/>2</text:span></text:a></text:p>
          <text:p text:style-name="P8"><text:a xlink:type="simple" xlink:href="#__RefHeading__234_1093915602" text:style-name="Index_20_Link" text:visited-style-name="Index_20_Link"><text:span text:style-name="T2">Packageverwaltung<text:tab/>2</text:span></text:a></text:p>
          <text:p text:style-name="P8"><text:a xlink:type="simple" xlink:href="#__RefHeading__236_1093915602" text:style-name="Index_20_Link" text:visited-style-name="Index_20_Link"><text:span text:style-name="T2">Prozessverwaltung<text:tab/>2</text:span></text:a></text:p>
          <text:p text:style-name="P8"><text:a xlink:type="simple" xlink:href="#__RefHeading__238_1093915602" text:style-name="Index_20_Link" text:visited-style-name="Index_20_Link"><text:span text:style-name="T2">Backupverwaltung<text:tab/>2</text:span></text:a></text:p>
          <text:p text:style-name="P8"><text:a xlink:type="simple" xlink:href="#__RefHeading__240_1093915602" text:style-name="Index_20_Link" text:visited-style-name="Index_20_Link"><text:span text:style-name="T2">Cronjobverwaltung<text:tab/>2</text:span></text:a></text:p>
          <text:p text:style-name="P8"><text:a xlink:type="simple" xlink:href="#__RefHeading__242_1093915602" text:style-name="Index_20_Link" text:visited-style-name="Index_20_Link"><text:span text:style-name="T2">Hardwareverwaltung<text:tab/>2</text:span></text:a></text:p>
        </text:index-body>
      </text:table-of-content>
      <text:p text:style-name="P1"/>
      <text:h text:style-name="P10" text:outline-level="1"/>
      <text:h text:style-name="P11" text:outline-level="1"><text:bookmark-start text:name="__RefHeading__226_1093915602"/>Einleitung<text:bookmark-end text:name="__RefHeading__226_1093915602"/></text:h>
      <text:p text:style-name="P3"><text:span text:style-name="T1">Im Rahmen der Ausbildung an der Berufsschule OSZ IMT (</text:span>Oberstufenzentrum Informationstechnik und Medizintechnik<text:span text:style-name="T1">) in dem Fach P/LZ (Projekt / Linux-Zertifizierung) sollen die Schüler der FA44 ein Admintool für das Betriebssystem „Unix“ beziehungsweise darauf basierende Betriebssysteme entwickeln.</text:span></text:p>
      <text:p text:style-name="P4">Hierzu wurden Zweiergruppen gebildet. Zuerst sollten sich die Schüler über systemrelevante Aufgaben eines Administrators informieren und das Wissen zusammentragen. Anschließend wurde innerhalb der Gruppen ein Konzept für ein jeweils eigenes Tool entworfen welches grundlegende Aufgaben eines Systemadministrators abbildet. Die Konzepte wurde anschließend vorgestellt und diskutiert.</text:p>
      <text:p text:style-name="P4">In dem nun folgendem Handbuch erhalten Sie Informationen zur Bedingung des erwähnten Admintools sowie einen Einblick hinter die Kulissen.</text:p>
      <text:p text:style-name="P4">Wir wünschen Ihnen viel Spaß und sind für Wünsche und Kritk offen.</text:p>
      <text:p text:style-name="P4"/>
      <text:p text:style-name="P4">Jannis Mattheis und Broder Peters</text:p>
      <text:h text:style-name="P11" text:outline-level="1"><text:bookmark-start text:name="__RefHeading__228_1093915602"/>Admintool<text:bookmark-end text:name="__RefHeading__228_1093915602"/></text:h>
      <text:h text:style-name="P9" text:outline-level="1"><text:bookmark-start text:name="__RefHeading__230_1093915602"/>Benutzerverwaltung<text:bookmark-end text:name="__RefHeading__230_1093915602"/></text:h>
      <text:h text:style-name="P9" text:outline-level="1"><text:bookmark-start text:name="__RefHeading__232_1093915602"/>Berechtigungsverwaltung<text:bookmark-end text:name="__RefHeading__232_1093915602"/></text:h>
      <text:h text:style-name="P9" text:outline-level="1"><text:bookmark-start text:name="__RefHeading__234_1093915602"/>Packageverwaltung<text:bookmark-end text:name="__RefHeading__234_1093915602"/></text:h>
      <text:h text:style-name="P9" text:outline-level="1"><text:bookmark-start text:name="__RefHeading__236_1093915602"/>Prozessverwaltung<text:bookmark-end text:name="__RefHeading__236_1093915602"/></text:h>
      <text:h text:style-name="P9" text:outline-level="1"><text:bookmark-start text:name="__RefHeading__238_1093915602"/>Backupverwaltung<text:bookmark-end text:name="__RefHeading__238_1093915602"/></text:h>
      <text:h text:style-name="P9" text:outline-level="1"><text:bookmark-start text:name="__RefHeading__240_1093915602"/>Cronjobverwaltung<text:bookmark-end text:name="__RefHeading__240_1093915602"/></text:h>
      <text:h text:style-name="P9" text:outline-level="1"><text:bookmark-start text:name="__RefHeading__242_1093915602"/>Hardwareverwaltung<text:bookmark-end text:name="__RefHeading__242_10939156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a" svg:font-family="Ara"/>
    <style:font-face style:name="Aria" svg:font-family="Aria"/>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a" fo:font-size="15pt" style:font-size-asian="15pt" style:font-size-complex="15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itle>Handbuch - UnixAdminTool</text:titl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22:58:40.145452104</meta:creation-date>
    <dc:date>2016-06-22T23:39:14.946876553</dc:date>
    <meta:editing-duration>PT35M13S</meta:editing-duration>
    <meta:editing-cycles>5</meta:editing-cycles>
    <meta:generator>LibreOffice/4.2.8.2$Linux_X86_64 LibreOffice_project/420m0$Build-2</meta:generator>
    <dc:title>Handbuch - UnixAdminTool</dc:title>
    <dc:creator>Broder Peters</dc:creator>
    <meta:document-statistic meta:table-count="0" meta:image-count="0" meta:object-count="0" meta:page-count="4" meta:paragraph-count="30" meta:word-count="157" meta:character-count="1344" meta:non-whitespace-character-count="1217"/>
  </office:meta>
</office:document-meta>
</file>